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6.9271in" fo:margin-left="0in" table:align="left"/>
    </style:style>
    <style:style style:name="Use_5f_Case_5f_Specification.A" style:display-name="Use_Case_Specification.A" style:family="table-column">
      <style:table-column-properties style:column-width="2in"/>
    </style:style>
    <style:style style:name="Use_5f_Case_5f_Specification.B" style:display-name="Use_Case_Specification.B" style:family="table-column">
      <style:table-column-properties style:column-width="4.9271in"/>
    </style:style>
    <style:style style:name="Use_5f_Case_5f_Specification.A1" style:display-name="Use_Case_Specification.A1" style:family="table-cell">
      <style:table-cell-properties fo:padding="0.0382in" fo:border="none"/>
    </style:style>
    <style:style style:name="Flow_5f_Of_5f_Events" style:display-name="Flow_Of_Events" style:family="table">
      <style:table-properties style:width="6.925in" table:align="margins"/>
    </style:style>
    <style:style style:name="Flow_5f_Of_5f_Events.A" style:display-name="Flow_Of_Events.A" style:family="table-column">
      <style:table-column-properties style:column-width="3.4625in" style:rel-column-width="32768*"/>
    </style:style>
    <style:style style:name="Flow_5f_Of_5f_Events.B" style:display-name="Flow_Of_Events.B" style:family="table-column">
      <style:table-column-properties style:column-width="3.4625in" style:rel-column-width="32767*"/>
    </style:style>
    <style:style style:name="Flow_5f_Of_5f_Events.1" style:display-name="Flow_Of_Events.1" style:family="table-row">
      <style:table-row-properties style:min-row-height="0.4375in"/>
    </style:style>
    <style:style style:name="Flow_5f_Of_5f_Events.A1" style:display-name="Flow_Of_Events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1f1ffa" style:font-weight-asian="bold" style:font-weight-complex="bold"/>
    </style:style>
    <style:style style:name="P2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1ffa" officeooo:paragraph-rsid="00259cf2" style:font-weight-asian="bold" style:font-weight-complex="bold"/>
    </style:style>
    <style:style style:name="P3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fo:font-weight="bold" officeooo:rsid="001fee20" officeooo:paragraph-rsid="001fee20" style:font-weight-asian="bold" style:font-weight-complex="bold"/>
    </style:style>
    <style:style style:name="P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34246a" officeooo:paragraph-rsid="0034246a"/>
    </style:style>
    <style:style style:name="P5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fo:color="#000000" style:font-name="Liberation Sans" officeooo:rsid="001fee20" officeooo:paragraph-rsid="002778cf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1fee20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6pt" fo:font-weight="bold" officeooo:rsid="001fee20" officeooo:paragraph-rsid="00290d3a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1fee20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3.2291in"/>
        </style:tab-stops>
      </style:paragraph-properties>
      <style:text-properties style:font-name="Liberation Sans" fo:font-size="12pt" fo:font-style="normal" fo:font-weight="normal" officeooo:rsid="0035be4a" officeooo:paragraph-rsid="0035be4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ee20" officeooo:paragraph-rsid="001fee20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2778cf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rsid="001fee20" officeooo:paragraph-rsid="001fee20"/>
    </style:style>
    <style:style style:name="P14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fo:font-weight="bold" officeooo:rsid="001f1ffa" officeooo:paragraph-rsid="001f1ffa" style:font-weight-asian="bold" style:font-weight-complex="bold"/>
    </style:style>
    <style:style style:name="P15" style:family="paragraph" style:parent-style-name="Standard" style:master-page-name="">
      <style:paragraph-properties fo:margin-left="0in" fo:margin-right="0in" fo:line-height="100%" fo:text-indent="0in" style:auto-text-indent="false" style:page-number="auto">
        <style:tab-stops>
          <style:tab-stop style:position="1.8957in"/>
          <style:tab-stop style:position="2.1146in"/>
          <style:tab-stop style:position="2.3752in"/>
        </style:tab-stops>
      </style:paragraph-properties>
      <style:text-properties style:font-name="Liberation Sans" officeooo:paragraph-rsid="002778cf"/>
    </style:style>
    <style:style style:name="P16" style:family="paragraph" style:parent-style-name="Standard">
      <style:text-properties style:font-name="Liberation Sans" fo:font-size="12pt" fo:font-style="normal" fo:font-weight="normal" officeooo:rsid="00217cd5" officeooo:paragraph-rsid="00290d3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ans" fo:font-size="12pt" fo:font-weight="bold" officeooo:rsid="0021898b" officeooo:paragraph-rsid="00290d3a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ans" fo:font-size="12pt" fo:font-weight="bold" officeooo:rsid="00367445" officeooo:paragraph-rsid="00367445" style:font-size-asian="10.5pt" style:font-weight-asian="bold" style:font-size-complex="12pt" style:font-weight-complex="bold"/>
    </style:style>
    <style:style style:name="P19" style:family="paragraph" style:parent-style-name="Standard">
      <style:text-properties style:font-name="Liberation Sans" fo:font-size="12pt" fo:font-weight="normal" officeooo:rsid="0021898b" officeooo:paragraph-rsid="00290d3a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ans" officeooo:rsid="0035be4a" officeooo:paragraph-rsid="0035be4a"/>
    </style:style>
    <style:style style:name="P21" style:family="paragraph" style:parent-style-name="Standard">
      <style:text-properties style:font-name="Liberation Sans" officeooo:rsid="00217cd5" officeooo:paragraph-rsid="00290d3a"/>
    </style:style>
    <style:style style:name="P22" style:family="paragraph" style:parent-style-name="Standard">
      <style:text-properties style:font-name="Liberation Sans" officeooo:rsid="00217cd5" officeooo:paragraph-rsid="00217cd5"/>
    </style:style>
    <style:style style:name="P23" style:family="paragraph" style:parent-style-name="Standard">
      <style:text-properties style:font-name="Liberation Sans" officeooo:rsid="00367445" officeooo:paragraph-rsid="00367445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217cd5" style:font-size-asian="14pt" style:font-weight-asian="bold" style:font-size-complex="16pt" style:font-weight-complex="bold"/>
    </style:style>
    <style:style style:name="P25" style:family="paragraph" style:parent-style-name="Standard">
      <style:text-properties style:font-name="Liberation Sans" fo:font-size="12pt" fo:font-weight="normal" officeooo:rsid="00290d3a" officeooo:paragraph-rsid="00290d3a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34246a"/>
    </style:style>
    <style:style style:name="T3" style:family="text">
      <style:text-properties fo:color="#000000" officeooo:rsid="0035be4a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officeooo:rsid="00320ccb"/>
    </style:style>
    <style:style style:name="T8" style:family="text">
      <style:text-properties officeooo:rsid="0035be4a"/>
    </style:style>
    <style:style style:name="T9" style:family="text">
      <style:text-properties officeooo:rsid="00367445"/>
    </style:style>
    <style:style style:name="T10" style:family="text">
      <style:text-properties officeooo:rsid="003dbb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14">Use case:</text:p>
          </table:table-cell>
          <table:table-cell table:style-name="Use_5f_Case_5f_Specification.A1" office:value-type="string">
            <text:p text:style-name="P15"><text:span text:style-name="T1">User </text:span><text:span text:style-name="T2">uploading new documents to the database</text:span></text:p>
          </table:table-cell>
        </table:table-row>
        <table:table-row>
          <table:table-cell table:style-name="Use_5f_Case_5f_Specification.A1" office:value-type="string">
            <text:p text:style-name="P1">Actors:</text:p>
          </table:table-cell>
          <table:table-cell table:style-name="Use_5f_Case_5f_Specification.A1" office:value-type="string">
            <text:p text:style-name="P4">Researcher with admin level access.</text:p>
          </table:table-cell>
        </table:table-row>
        <table:table-row>
          <table:table-cell table:style-name="Use_5f_Case_5f_Specification.A1" office:value-type="string">
            <text:p text:style-name="P1">Purpose:</text:p>
          </table:table-cell>
          <table:table-cell table:style-name="Use_5f_Case_5f_Specification.A1" office:value-type="string">
            <text:p text:style-name="P4">Allow the user to upload new documents to the database.</text:p>
          </table:table-cell>
        </table:table-row>
        <table:table-row>
          <table:table-cell table:style-name="Use_5f_Case_5f_Specification.A1" office:value-type="string">
            <text:p text:style-name="P2">Overview:</text:p>
          </table:table-cell>
          <table:table-cell table:style-name="Use_5f_Case_5f_Specification.A1" office:value-type="string">
            <text:p text:style-name="P4">The user will be able to drag a folder that contains .xml documents and images into a web based document upload system that will upload those documents to the database.</text:p>
          </table:table-cell>
        </table:table-row>
        <table:table-row>
          <table:table-cell table:style-name="Use_5f_Case_5f_Specification.A1" office:value-type="string">
            <text:p text:style-name="P3">Type:</text:p>
          </table:table-cell>
          <table:table-cell table:style-name="Use_5f_Case_5f_Specification.A1" office:value-type="string">
            <text:p text:style-name="P5">Essential</text:p>
          </table:table-cell>
        </table:table-row>
        <table:table-row>
          <table:table-cell table:style-name="Use_5f_Case_5f_Specification.A1" office:value-type="string">
            <text:p text:style-name="P3">Preconditions:</text:p>
          </table:table-cell>
          <table:table-cell table:style-name="Use_5f_Case_5f_Specification.A1" office:value-type="string">
            <text:p text:style-name="P5">Database mu<text:span text:style-name="T7">st</text:span> exist. </text:p>
          </table:table-cell>
        </table:table-row>
        <table:table-row>
          <table:table-cell table:style-name="Use_5f_Case_5f_Specification.A1" office:value-type="string">
            <text:p text:style-name="P3">Postconditions:</text:p>
          </table:table-cell>
          <table:table-cell table:style-name="Use_5f_Case_5f_Specification.A1" office:value-type="string">
            <text:p text:style-name="P4">User will be presented with a message that <text:span text:style-name="T8">confirms that the documents have been uploaded correctly</text:span>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11"><text:span text:style-name="T5">The </text:span>user must <text:span text:style-name="T5">receive a</text:span> <text:span text:style-name="T6">s</text:span>ystem response within 10 seconds.</text:p>
          </table:table-cell>
        </table:table-row>
      </table:table>
      <text:p text:style-name="P12"/>
      <text:p text:style-name="P12"/>
      <text:p text:style-name="P13"><text:span text:style-name="T4">Flow of Events </text:span><text:tab/></text:p>
      <text:p text:style-name="P12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6">Actor Action</text:p>
          </table:table-cell>
          <table:table-cell table:style-name="Flow_5f_Of_5f_Events.A1" office:value-type="string">
            <text:p text:style-name="P7">System Response</text:p>
          </table:table-cell>
        </table:table-row>
        <table:table-row>
          <table:table-cell table:style-name="Flow_5f_Of_5f_Events.A1" office:value-type="string">
            <text:p text:style-name="P8">1. This use<text:span text:style-name="T8">r initiates the action</text:span> <text:span text:style-name="T8">when they drag a folder containing </text:span><text:span text:style-name="T2">‘.xml’ documents and images into </text:span><text:span text:style-name="T3">the</text:span><text:span text:style-name="T2"> web based document upload system.</text:span></text:p>
          </table:table-cell>
          <table:table-cell table:style-name="Flow_5f_Of_5f_Events.A1" office:value-type="string">
            <text:p text:style-name="P6"/>
          </table:table-cell>
        </table:table-row>
        <table:table-row>
          <table:table-cell table:style-name="Flow_5f_Of_5f_Events.A1" office:value-type="string">
            <text:p text:style-name="P16"/>
          </table:table-cell>
          <table:table-cell table:style-name="Flow_5f_Of_5f_Events.A1" office:value-type="string">
            <text:p text:style-name="P9">2. The user is asked to confirm that they have dragged the correct documents into the system.</text:p>
          </table:table-cell>
        </table:table-row>
        <table:table-row>
          <table:table-cell table:style-name="Flow_5f_Of_5f_Events.A1" office:value-type="string">
            <text:p text:style-name="P20">3. The user confirms they have dragged the correct documents into the system,</text:p>
          </table:table-cell>
          <table:table-cell table:style-name="Flow_5f_Of_5f_Events.A1" office:value-type="string">
            <text:p text:style-name="P21"/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0">4.<text:span text:style-name="T9">the system will check the files to see if they are the correct file type and format.</text:span>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5.the system uploads the documents into the database </text:p>
          </table:table-cell>
        </table:table-row>
        <table:table-row>
          <table:table-cell table:style-name="Flow_5f_Of_5f_Events.A1" office:value-type="string">
            <text:p text:style-name="P20"/>
          </table:table-cell>
          <table:table-cell table:style-name="Flow_5f_Of_5f_Events.A1" office:value-type="string">
            <text:p text:style-name="P23">6.the system confirms to the user that the documents have been uploaded.</text:p>
          </table:table-cell>
        </table:table-row>
      </table:table>
      <text:p text:style-name="P22"/>
      <text:p text:style-name="P22"/>
      <text:p text:style-name="P24">Alternate Flow of Events</text:p>
      <text:p text:style-name="P22"/>
      <text:p text:style-name="P17"><text:span text:style-name="T6">Step</text:span> <text:span text:style-name="T9">2</text:span>: </text:p>
      <text:p text:style-name="P25"><text:tab/>- <text:s/>The user did not select the correct document they wanted to upload. Return to step 1</text:p>
      <text:p text:style-name="P19"/>
      <text:p text:style-name="P18">Step 4:</text:p>
      <text:p text:style-name="P25"><text:soft-page-break/><text:tab/>- The files types are <text:span text:style-name="T10">invalid</text:span> and therefor <text:span text:style-name="T10">rejected</text:span> by the system. Return to step 1</text:p>
      <text:p text:style-name="P25"><text:tab/>- The XML file is not formated correctly. Return to step 1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/>
    <style:font-face style:name="Raghindi" svg:font-family="Raghindi" style:font-family-generic="roman"/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Raghindi" fo:font-family="Raghindi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Raghindi" fo:font-family="Raghindi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Raghindi" fo:font-family="Raghindi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20:47.840580674</meta:creation-date>
    <dc:date>2016-10-16T15:52:33.977453848</dc:date>
    <meta:editing-duration>PT1H17M16S</meta:editing-duration>
    <meta:editing-cycles>13</meta:editing-cycles>
    <meta:generator>LibreOffice/5.2.2.2.0$Linux_X86_64 LibreOffice_project/20m0$Build-2</meta:generator>
    <meta:document-statistic meta:table-count="2" meta:image-count="0" meta:object-count="0" meta:page-count="2" meta:paragraph-count="31" meta:word-count="242" meta:character-count="1412" meta:non-whitespace-character-count="1191"/>
  </office:meta>
</office:document-meta>
</file>